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89.0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61.5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69.97mm"/>
    </style:style>
    <style:style style:name="co7" style:family="table-column">
      <style:table-column-properties fo:break-before="auto" style:column-width="39.4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0.06pt solid #000000" fo:background-color="#ed1c24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f5822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ackground-color="#0066b3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5c2d91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00aaad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00a65d" fo:border-left="none" fo:border-right="none" fo:border-top="0.06pt solid #000000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d99116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f685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db94d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e3d200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Name (in order of purchase list)</text:p>
          </table:table-cell>
          <table:table-cell office:value-type="string" calcext:value-type="string">
            <text:p>Power type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elease Year</text:p>
          </table:table-cell>
          <table:table-cell office:value-type="string" calcext:value-type="string">
            <text:p>Vehicle Selection group</text:p>
          </table:table-cell>
          <table:table-cell office:value-type="string" calcext:value-type="string">
            <text:p>GRF unique ID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cos</text:p>
          </table:table-cell>
          <table:table-cell table:number-columns-repeated="4"/>
          <table:table-cell table:style-name="ce10" office:value-type="string" calcext:value-type="string">
            <text:p>Extended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EE Type 3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9-01-01" calcext:value-type="date">
            <text:p>1959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EE Whistler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8-01-01" calcext:value-type="date">
            <text:p>1958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ush “Peaks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61-01-01" calcext:value-type="date">
            <text:p>1961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GE Powerhaul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09-01-01" calcext:value-type="date">
            <text:p>2009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70" calcext:value-type="float">
            <text:p>7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UK Ligh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2014-01-01" calcext:value-type="date">
            <text:p>2014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68" calcext:value-type="float">
            <text:p>6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Leyland “Pacer”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5-01-01" calcext:value-type="date">
            <text:p>198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42" calcext:value-type="float">
            <text:p>142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Southern DEMU “Thumper”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205" calcext:value-type="float">
            <text:p>20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Express Sprinte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88-01-01" calcext:value-type="date">
            <text:p>1988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ombardier Turbostar</text:p>
          </table:table-cell>
          <table:table-cell table:style-name="ce3" office:value-type="string" calcext:value-type="string">
            <text:p>Diesel Hydraulic</text:p>
          </table:table-cell>
          <table:table-cell table:style-name="ce1" table:number-columns-repeated="2"/>
          <table:table-cell table:style-name="ce9" office:value-type="date" office:date-value="1997-01-01" calcext:value-type="date">
            <text:p>1997</text:p>
          </table:table-cell>
          <table:table-cell table:style-name="ce12" office:value-type="string" calcext:value-type="string">
            <text:p>Normal</text:p>
          </table:table-cell>
          <table:table-cell table:style-name="ce1" office:value-type="float" office:value="168" calcext:value-type="float">
            <text:p>16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HST</text:p>
          </table:table-cell>
          <table:table-cell table:style-name="ce2" office:value-type="string" calcext:value-type="string">
            <text:p>Diesel Electric</text:p>
          </table:table-cell>
          <table:table-cell table:style-name="ce1" table:number-columns-repeated="2"/>
          <table:table-cell table:style-name="ce9" office:value-type="date" office:date-value="1975-01-01" calcext:value-type="date">
            <text:p>197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87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2-01-01" calcext:value-type="date">
            <text:p>1972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87" calcext:value-type="float">
            <text:p>87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tadler Eurodual</text:p>
          </table:table-cell>
          <table:table-cell table:style-name="ce5" office:value-type="string" calcext:value-type="string">
            <text:p>Electro-Diesel</text:p>
          </table:table-cell>
          <table:table-cell table:style-name="ce1" table:number-columns-repeated="2"/>
          <table:table-cell table:style-name="ce9" office:value-type="date" office:date-value="2016-01-01" calcext:value-type="date">
            <text:p>201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88" calcext:value-type="float">
            <text:p>88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Compartment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0-01-01" calcext:value-type="date">
            <text:p>1950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15" calcext:value-type="float">
            <text:p>41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Dual)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0" office:value-type="string" calcext:value-type="string">
            <text:p>Extended</text:p>
          </table:table-cell>
          <table:table-cell table:style-name="ce1" office:value-type="float" office:value="313" calcext:value-type="float">
            <text:p>313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econd Generation EMU (Electric)</text:p>
          </table:table-cell>
          <table:table-cell table:style-name="ce4" office:value-type="string" calcext:value-type="string">
            <text:p>Overhead AC</text:p>
          </table:table-cell>
          <table:table-cell table:style-name="ce1" table:number-columns-repeated="2"/>
          <table:table-cell table:style-name="ce9" office:value-type="date" office:date-value="1978-01-01" calcext:value-type="date">
            <text:p>1978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314" calcext:value-type="float">
            <text:p>314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Suburban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82-01-01" calcext:value-type="date">
            <text:p>1982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55" calcext:value-type="float">
            <text:p>45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Mark 1 EMU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 office:value-type="date" office:date-value="1956-01-01" calcext:value-type="date">
            <text:p>1956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411" calcext:value-type="float">
            <text:p>41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“Wessex Express”</text:p>
          </table:table-cell>
          <table:table-cell table:style-name="ce6" office:value-type="string" calcext:value-type="string">
            <text:p>3<text:span text:style-name="T1">rd</text:span> rail DC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442" calcext:value-type="float">
            <text:p>442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etro-Cammel “Networker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1990-01-01" calcext:value-type="date">
            <text:p>1990</text:p>
          </table:table-cell>
          <table:table-cell table:style-name="ce13" office:value-type="string" calcext:value-type="string">
            <text:p>Limited</text:p>
          </table:table-cell>
          <table:table-cell table:style-name="ce1" office:value-type="float" office:value="325" calcext:value-type="float">
            <text:p>32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Siemens “Desiro City”</text:p>
          </table:table-cell>
          <table:table-cell table:style-name="ce7" office:value-type="string" calcext:value-type="string">
            <text:p>Dual Voltage</text:p>
          </table:table-cell>
          <table:table-cell table:style-name="ce1" table:number-columns-repeated="2"/>
          <table:table-cell table:style-name="ce9" office:value-type="date" office:date-value="2015-01-01" calcext:value-type="date">
            <text:p>2015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700" calcext:value-type="float">
            <text:p>7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number-columns-repeated="6"/>
          <table:table-cell table:style-name="ce1" table:number-columns-repeated="2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eyer-Garrat</text:p>
          </table:table-cell>
          <table:table-cell table:style-name="ce1" office:value-type="string" calcext:value-type="string">
            <text:p>Steam</text:p>
          </table:table-cell>
          <table:table-cell table:style-name="ce1" table:number-columns-repeated="2"/>
          <table:table-cell table:style-name="ce9" office:value-type="date" office:date-value="1937-01-01" calcext:value-type="date">
            <text:p>1937</text:p>
          </table:table-cell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Wagons</text:p>
          </table:table-cell>
          <table:table-cell table:style-name="ce1" table:number-columns-repeated="3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 Bulk Goods Wagon</text:p>
          </table:table-cell>
          <table:table-cell table:style-name="ce1" office:value-type="string" calcext:value-type="string">
            <text:p>Bulk Goods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Nuclear Flask Wagon</text:p>
          </table:table-cell>
          <table:table-cell table:style-name="ce1" office:value-type="string" calcext:value-type="string">
            <text:p>Nuclear Cargo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10001" calcext:value-type="float">
            <text:p>10001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ark 1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10" calcext:value-type="float">
            <text:p>901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20" calcext:value-type="float">
            <text:p>902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2 Driving Coach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25" calcext:value-type="float">
            <text:p>902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Mark 3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30" calcext:value-type="float">
            <text:p>903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BREL Driving Van Traile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2" office:value-type="string" calcext:value-type="string">
            <text:p>Normal</text:p>
          </table:table-cell>
          <table:table-cell table:style-name="ce1" office:value-type="float" office:value="9035" calcext:value-type="float">
            <text:p>9035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Modern MU Car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office:value-type="float" office:value="9090" calcext:value-type="float">
            <text:p>9090</text:p>
          </table:table-cell>
          <table:table-cell table:style-name="ce1"/>
          <table:table-cell table:style-name="ce14" table:number-columns-repeated="10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>
          <table:table-cell table:style-name="ce1" office:value-type="string" calcext:value-type="string">
            <text:p>Ashbury Carriage</text:p>
          </table:table-cell>
          <table:table-cell table:style-name="ce1" office:value-type="string" calcext:value-type="string">
            <text:p>Passenger</text:p>
          </table:table-cell>
          <table:table-cell table:style-name="ce1" table:number-columns-repeated="2"/>
          <table:table-cell table:style-name="ce9"/>
          <table:table-cell table:style-name="ce11" office:value-type="string" calcext:value-type="string">
            <text:p>Transport Tycoon Style</text:p>
          </table:table-cell>
          <table:table-cell table:style-name="ce1" office:value-type="float" office:value="9060" calcext:value-type="float">
            <text:p>9060</text:p>
          </table:table-cell>
          <table:table-cell table:style-name="ce1"/>
          <table:table-cell table:style-name="ce14" table:number-columns-repeated="10"/>
        </table:table-row>
        <table:table-row table:style-name="ro1" table:number-rows-repeated="28">
          <table:table-cell table:style-name="ce1" table:number-columns-repeated="4"/>
          <table:table-cell table:style-name="ce9"/>
          <table:table-cell table:style-name="ce1" table:number-columns-repeated="3"/>
          <table:table-cell table:style-name="ce14" table:number-columns-repeated="10"/>
        </table:table-row>
        <table:table-row table:style-name="ro1" table:number-rows-repeated="104850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3:48:49.9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2:12:14.494000000</meta:creation-date>
    <dc:date>2018-05-31T13:52:32.676000000</dc:date>
    <meta:editing-duration>PT1H17M29S</meta:editing-duration>
    <meta:editing-cycles>32</meta:editing-cycles>
    <meta:generator>LibreOffice/5.4.0.3$Windows_X86_64 LibreOffice_project/7556cbc6811c9d992f4064ab9287069087d7f62c</meta:generator>
    <meta:document-statistic meta:table-count="1" meta:cell-count="150" meta:object-count="0"/>
  </office:meta>
</office:document-meta>
</file>